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3.814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draw:auto-grow-height="true" fo:min-height="13.86cm"/>
    </style:style>
    <style:style style:name="pr6" style:family="presentation" style:parent-style-name="Blue-title">
      <style:graphic-properties draw:auto-grow-height="true" fo:min-height="3.507cm"/>
    </style:style>
    <style:style style:name="pr7" style:family="presentation" style:parent-style-name="Blue-outline1">
      <style:graphic-properties draw:auto-grow-height="true" fo:min-height="15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notes">
      <style:graphic-properties draw:fill-color="#ffffff" fo:min-height="13.114cm"/>
    </style:style>
    <style:style style:name="pr10" style:family="presentation" style:parent-style-name="Blue-title">
      <style:graphic-properties draw:auto-grow-height="true" fo:min-height="8.877cm"/>
    </style:style>
    <style:style style:name="pr11" style:family="presentation" style:parent-style-name="Blue-outline1">
      <style:graphic-properties draw:auto-grow-height="true" fo:min-height="18.661cm"/>
    </style:style>
    <style:style style:name="co1" style:family="table-column">
      <style:table-column-properties style:column-width="17.162cm" style:use-optimal-column-width="false"/>
    </style:style>
    <style:style style:name="ro1" style:family="table-row">
      <style:table-row-properties style:row-height="4.892cm"/>
    </style:style>
    <style:style style:name="ce1" style:family="table-cell">
      <style:graphic-properties draw:fill="solid" draw:fill-color="#99ccff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color="#008080" fo:font-size="60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color="#ffffff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F16 - Valgrind / Gdb</presentation:footer-decl>
      <draw:page draw:name="page1" draw:style-name="dp1" draw:master-page-name="Blue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3.911cm" svg:height="6.618cm" svg:x="1cm" svg:y="6.003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Valgrind - Gdb</text:span></text:p>
          </draw:text-box>
        </draw:frame>
        <draw:frame presentation:style-name="pr2" draw:text-style-name="P3" draw:layer="layout" svg:width="16.926cm" svg:height="4.799cm" svg:x="6.5cm" svg:y="15cm" presentation:class="outline" presentation:user-transformed="true">
          <draw:text-box>
            <text:list text:style-name="L2">
              <text:list-item>
                <text:p>SY SAVANE Alpha </text:p>
              </text:list-item>
              <text:list-item>
                <text:p>BIZIMANA Djibril 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presentation:use-footer-name="ftr1" draw:id="id2">
        <office:forms form:automatic-focus="false" form:apply-design-mode="false"/>
        <draw:frame presentation:style-name="pr4" draw:layer="layout" svg:width="23.911cm" svg:height="3.256cm" svg:x="2.058cm" svg:y="0.909cm" presentation:class="title" presentation:user-transformed="true">
          <draw:text-box>
            <text:p>Sommair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Quelques Commandes Gdb</text:p>
                <text:list>
                  <text:list-item>
                    <text:p>Exemple d'utilisation</text:p>
                  </text:list-item>
                </text:list>
              </text:list-item>
              <text:list-item>
                <text:p>Quelques Commandes Valgrind</text:p>
                <text:list>
                  <text:list-item>
                    <text:p>Exemple d'utilisation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presentation:use-footer-name="ftr1" draw:id="id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Introduction Valgrind</text:p>
          </draw:text-box>
        </draw:frame>
        <draw:frame presentation:style-name="pr7" draw:layer="layout" svg:width="25.5cm" svg:height="15cm" svg:x="1.5cm" svg:y="4.393cm" presentation:class="outline" presentation:user-transformed="true">
          <draw:text-box>
            <text:list text:style-name="L2">
              <text:list-item>
                <text:p><text:span text:style-name="T3">Valgrind</text:span></text:p>
                <text:list>
                  <text:list-item>
                    <text:p>Débogueur mémoire, disponible pour linux</text:p>
                  </text:list-item>
                  <text:list-item>
                    <text:p>Exécute un progamme en vérifiant les accès mémoire</text:p>
                  </text:list-item>
                  <text:list-item>
                    <text:p>Dispose d'une liste d'outils</text:p>
                    <text:list>
                      <text:list-item>
                        <text:p><text:span text:style-name="T4">Memcheck :</text:span><text:span text:style-name="T5"> qui vérifie les fuites mémoires, les dépassements,</text:span></text:p>
                      </text:list-item>
                      <text:list-item>
                        <text:p><text:span text:style-name="T4">Cachegrind :</text:span><text:span text:style-name="T5"> qui mesure les données par rapport au cache,</text:span></text:p>
                      </text:list-item>
                      <text:list-item>
                        <text:p><text:span text:style-name="T4">Callgrind :</text:span><text:span text:style-name="T5"> qui est le profileur en question.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presentation:use-footer-name="ftr1" draw:id="id4">
        <office:forms form:automatic-focus="false" form:apply-design-mode="false"/>
        <draw:frame presentation:style-name="pr4" draw:text-style-name="P5" draw:layer="layout" svg:width="25.199cm" svg:height="3.256cm" svg:x="1.301cm" svg:y="0.125cm" presentation:class="title">
          <draw:text-box>
            <text:p><text:span text:style-name="T6">Introduction Gdb</text:span>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Gdb</text:span> permet de déboguer les programmes C/C++; en permettant de savoir :</text:p>
                <text:list>
                  <text:list-item>
                    <text:p>Où s'arrête le programme en cas de terminaison incorrecte (notamment l'erreur de segmentation)</text:p>
                    <text:p/>
                  </text:list-item>
                  <text:list-item>
                    <text:p><text:s/>les valeurs des variables pendant l'exécution</text:p>
                    <text:p/>
                  </text:list-item>
                  <text:list-item>
                    <text:p>La valeur d'une expression donnée à un moment précis de l'exécution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presentation:use-footer-name="ftr1" draw:id="id5">
        <office:forms form:automatic-focus="false" form:apply-design-mode="false"/>
        <draw:frame presentation:style-name="pr10" draw:layer="layout" svg:width="25.199cm" svg:height="8.877cm" svg:x="1.5cm" svg:y="-1cm" presentation:class="title" presentation:user-transformed="true">
          <draw:text-box>
            <text:p><text:span text:style-name="T7"><text:line-break/></text:span><text:span text:style-name="T8">Quelques commandes importantes sous gdb:</text:span><text:span text:style-name="T8"><text:line-break/></text:span><text:span text:style-name="T8">Entre (): les abréviations <text:s/>des commandes</text:span><text:span text:style-name="T7">.</text:span><text:span text:style-name="T7"><text:line-break/></text:span><text:span text:style-name="T9"><text:line-break/></text:span><text:line-break/></text:p>
          </draw:text-box>
        </draw:frame>
        <draw:frame presentation:style-name="pr11" draw:layer="layout" svg:width="28.5cm" svg:height="18.661cm" svg:x="0cm" svg:y="3.5cm" presentation:class="outline" presentation:user-transformed="true">
          <draw:text-box>
            <text:list text:style-name="L2">
              <text:list-item>
                <text:p><text:span text:style-name="T3">run (r)</text:span> lancer l’execution</text:p>
              </text:list-item>
              <text:list-item>
                <text:p><text:span text:style-name="T3">quit (q)</text:span> quitter gdb</text:p>
              </text:list-item>
              <text:list-item>
                <text:p><text:span text:style-name="T3">break (b)</text:span> introduire un point d’arrêt</text:p>
              </text:list-item>
              <text:list-item>
                <text:p><text:span text:style-name="T3">clear (cl)</text:span><text:span text:style-name="T3"><text:tab/></text:span><text:span text:style-name="T10">détruire tous les points d'arrêt </text:span></text:p>
              </text:list-item>
              <text:list-item>
                <text:p><text:span text:style-name="T3">step(s)</text:span> exécuter l'instruction suivante pas à pas,mais</text:p>
                <text:p><text:span text:style-name="T3">next (n)</text:span> même chose sans entrer dans les fonctions.</text:p>
              </text:list-item>
              <text:list-item>
                <text:p><text:span text:style-name="T3">continue(c)</text:span> <text:span text:style-name="T11">relancer jusqu’au prochain point d’arrêt</text:span></text:p>
              </text:list-item>
              <text:list-item>
                <text:p><text:span text:style-name="T3">backtrace (b)</text:span> afficher la pile d’exécution </text:p>
              </text:list-item>
              <text:list-item>
                <text:p><text:span text:style-name="T3">list (l)</text:span> afficher où on se trouve dans le code</text:p>
              </text:list-item>
              <text:list-item>
                <text:p><text:span text:style-name="T3">print (p)</text:span> afficher la valeur d’une variable,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presentation:use-footer-name="ftr1" draw:id="id6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  <text:p text:style-name="P6"><text:span text:style-name="T3">Exemple d'utilisation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presentation:use-footer-name="ftr1" draw:id="id7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Quelques commandes Valgrind</text:p>
          </draw:text-box>
        </draw:frame>
        <draw:frame presentation:style-name="pr5" draw:layer="layout" svg:width="25.199cm" svg:height="15.928cm" svg:x="1.4cm" svg:y="4.914cm" presentation:class="outline" presentation:user-transformed="true">
          <draw:text-box>
            <text:list text:style-name="L2">
              <text:list-item>
                <text:p>VALGRIND</text:p>
                <text:list>
                  <text:list-item>
                    <text:p>Syntaxe</text:p>
                    <text:p><text:span text:style-name="T12">$ valgrind &lt;options valgrind&gt; ./executable &lt;options de l’executable&gt;</text:span></text:p>
                    <text:p><text:span text:style-name="T12">$ valgrind --leak-check=yes ./exemple</text:span></text:p>
                  </text:list-item>
                  <text:list-item>
                    <text:p>Message d'erreur</text:p>
                    <text:p/>
                    <text:p/>
                    <text:p/>
                    <text:p/>
                    <text:p><text:span text:style-name="T12"/></text:p>
                    <text:p><text:span text:style-name="T12"/></text:p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7.161cm" svg:height="4.891cm" svg:x="4.109cm" svg:y="12.29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3">==19182== Invalid write of size 4</text:span></text:p>
                <text:p><text:span text:style-name="T13">==19182== <text:s text:c="3"/>at 0x804838F: f (example.c:6)</text:span></text:p>
                <text:p><text:span text:style-name="T13">==19182== <text:s text:c="3"/>by 0x80483AB: main (example.c:11)</text:span></text:p>
                <text:p><text:span text:style-name="T13">==19182== Address 0x1BA45050 is 0 bytes after a block of size 40 alloc’d</text:span></text:p>
                <text:p><text:span text:style-name="T13">==19182== <text:s text:c="3"/>at 0x1B8FF5CD: malloc (vg_replace_malloc.c:130)</text:span></text:p>
                <text:p><text:span text:style-name="T13">==19182== <text:s text:c="3"/>by 0x8048385: f (example.c:5)</text:span></text:p>
                <text:p><text:span text:style-name="T13">==19182== <text:s text:c="3"/>by 0x80483AB: main (example.c:11)</text:span></text:p>
                <text:p><text:span text:style-name="T14"/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presentation:use-footer-name="ftr1" draw:id="id8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  <text:p text:style-name="P6"><text:span text:style-name="T3">Exemple d'utilisation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presentation:use-footer-name="ftr1" draw:id="id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8" draw:layer="layout" svg:width="25.199cm" svg:height="16.982cm" svg:x="1.4cm" svg:y="4.914cm" presentation:class="outline" presentation:user-transformed="true">
          <draw:text-box>
            <text:list text:style-name="L2">
              <text:list-item>
                <text:p>Gdb </text:p>
                <text:list>
                  <text:list-item>
                    <text:p><text:span text:style-name="T5">Detecte les erreurs classiques de la programmation</text:span></text:p>
                  </text:list-item>
                  <text:list-item>
                    <text:p><text:span text:style-name="T5">Pas efficace pour détecter les fuites mémoires</text:span></text:p>
                  </text:list-item>
                </text:list>
              </text:list-item>
              <text:list-item>
                <text:p>Valgrind </text:p>
                <text:list>
                  <text:list-item>
                    <text:p><text:span text:style-name="T5">N'est malheureusement pas l’outil parfait.</text:span></text:p>
                  </text:list-item>
                  <text:list-item>
                    <text:p><text:span text:style-name="T5">Incapable de détecter les mauvaises utilisations de pointeur dans le cas d’un tableau alloué statiquement. </text:span></text:p>
                  </text:list-item>
                  <text:list-item>
                    <text:p><text:span text:style-name="T5">Exécution du programme plus lente et plus gourmande en mémoire dans l’environnement de Valgrind qu’en environnement réel. </text:span></text:p>
                  </text:list-item>
                  <text:list-item>
                    <text:p><text:span text:style-name="T5">Cela peut être handicapant si vous travaillez sur un gros programme.</text:span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presentation:use-footer-name="ftr1" draw:id="id1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8" draw:layer="layout" svg:width="25.199cm" svg:height="15.406cm" svg:x="1.5cm" svg:y="3.5cm" presentation:class="outline" presentation:user-transformed="true">
          <draw:text-box>
            <text:list text:style-name="L2">
              <text:list-item>
                <text:p>Sous Windows</text:p>
                <text:list>
                  <text:list-item>
                    <text:p>(Microsoft) Visual Studio Debugger (codeview)</text:p>
                  </text:list-item>
                </text:list>
              </text:list-item>
              <text:list-item>
                <text:p>Sous Linux et unix</text:p>
                <text:list>
                  <text:list-item>
                    <text:p>gdb, dbx, ddd</text:p>
                  </text:list-item>
                  <text:list-item>
                    <text:p>(Intel) IDB syntaxe compatible dbx et gdb</text:p>
                  </text:list-item>
                  <text:list-item>
                    <text:p>Purify, valgrind</text:p>
                  </text:list-item>
                </text:list>
              </text:list-item>
              <text:list-item>
                <text:p>Débugueurs parrallèles</text:p>
                <text:list>
                  <text:list-item>
                    <text:p>(Allinea) Distributed Debugging Tool (DDT)</text:p>
                  </text:list-item>
                  <text:list-item>
                    <text:p>(Portland) pgdbg</text:p>
                  </text:list-item>
                  <text:list-item>
                    <text:p>(Microsoft) Visual studio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presentation:use-footer-name="ftr1" draw:id="id11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5"/></text:p>
                <text:p text:style-name="P1"><text:span text:style-name="T15">Fin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-title">
      <style:graphic-properties draw:fill-color="#ffffff" draw:auto-grow-height="false" fo:min-height="3.507cm"/>
    </style:style>
    <style:style style:name="Mpr7" style:family="presentation" style:parent-style-name="Blue-outline1">
      <style:graphic-properties draw:fill-color="#ffffff" draw:auto-grow-height="false" fo:min-height="13.86cm"/>
    </style:style>
    <style:style style:name="Mpr8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3" draw:text-style-name="MP6" draw:layer="backgroundobjects" svg:width="25.986cm" svg:height="0.268cm" svg:x="2.014cm" svg:y="19.658cm">
        <text:p/>
      </draw:rect>
      <draw:rect draw:style-name="Mgr3" draw:text-style-name="MP6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Blue" style:page-layout-name="PM1" draw:style-name="Mdp3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0-18T20:57:47</meta:creation-date>
    <dc:language>fi-FI</dc:language>
    <meta:editing-cycles>13</meta:editing-cycles>
    <meta:editing-duration>PT02H51M17S</meta:editing-duration>
    <meta:initial-creator>Alpha SAVANE</meta:initial-creator>
    <dc:date>2010-10-19T08:37:22</dc:date>
    <dc:creator>BIZIMANA 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